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.5pt" fo:font-weight="bold" officeooo:rsid="0009a117" officeooo:paragraph-rsid="0009a117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bold" officeooo:rsid="0009a87d" officeooo:paragraph-rsid="0009a87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.5pt" officeooo:rsid="0009a117" officeooo:paragraph-rsid="0009a117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.5pt" fo:font-weight="normal" officeooo:rsid="0009a117" officeooo:paragraph-rsid="0009a117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.5pt" fo:font-weight="bold" officeooo:rsid="0009a117" officeooo:paragraph-rsid="0009a117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.5pt" fo:font-weight="bold" officeooo:rsid="001acbed" officeooo:paragraph-rsid="001acbe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.5pt" fo:font-weight="bold" officeooo:rsid="001bb56e" officeooo:paragraph-rsid="001bb56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8pt" officeooo:rsid="0009a117" officeooo:paragraph-rsid="0009a117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officeooo:paragraph-rsid="0009a117"/>
    </style:style>
    <style:style style:name="P11" style:family="paragraph" style:parent-style-name="Standard">
      <style:paragraph-properties fo:text-align="start" style:justify-single-word="false"/>
      <style:text-properties officeooo:paragraph-rsid="001bb56e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1bb56e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0.5pt" officeooo:rsid="00189041" officeooo:paragraph-rsid="00189041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.5pt" fo:font-weight="normal" officeooo:rsid="000da372" officeooo:paragraph-rsid="0009a117" style:font-size-asian="10.5pt" style:font-weight-asian="normal" style:font-size-complex="10.5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 fo:font-size="10.5pt" fo:font-weight="normal" officeooo:rsid="0016aa40" officeooo:paragraph-rsid="0016aa40" style:font-size-asian="10.5pt" style:font-weight-asian="normal" style:font-size-complex="10.5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alibri" fo:font-size="10.5pt" fo:font-weight="normal" officeooo:rsid="0016aa40" officeooo:paragraph-rsid="0016aa40" style:font-size-asian="10.5pt" style:font-weight-asian="normal" style:font-size-complex="10.5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alibri" fo:font-size="10.5pt" fo:font-weight="normal" officeooo:rsid="00188185" officeooo:paragraph-rsid="00188185" style:font-size-asian="10.5pt" style:font-weight-asian="normal" style:font-size-complex="10.5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Calibri" fo:font-size="10.5pt" fo:font-weight="normal" officeooo:rsid="001bb56e" officeooo:paragraph-rsid="001bb56e" style:font-size-asian="10.5pt" style:font-weight-asian="normal" style:font-size-complex="10.5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Calibri" fo:font-size="10.5pt" fo:font-weight="normal" officeooo:rsid="001bb56e" officeooo:paragraph-rsid="001bb56e" style:font-size-asian="10.5pt" style:font-weight-asian="normal" style:font-size-complex="10.5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Calibri" fo:font-size="10.5pt" fo:font-weight="normal" officeooo:rsid="0010c315" officeooo:paragraph-rsid="001bb56e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0.5pt" fo:font-weight="normal" officeooo:rsid="0009a117" officeooo:paragraph-rsid="0009a117" style:font-size-asian="10.5pt" style:font-weight-asian="normal" style:font-size-complex="10.5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Calibri" fo:font-size="10.5pt" fo:font-weight="normal" officeooo:rsid="002073b7" officeooo:paragraph-rsid="002073b7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0.5pt" fo:font-weight="bold" officeooo:rsid="001f7197" officeooo:paragraph-rsid="001f7197" style:font-size-asian="10.5pt" style:font-weight-asian="bold" style:font-size-complex="10.5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normal" officeooo:rsid="000da372" style:font-weight-asian="normal" style:font-weight-complex="normal"/>
    </style:style>
    <style:style style:name="T4" style:family="text">
      <style:text-properties style:font-name="Calibri" fo:font-weight="normal" officeooo:rsid="0016aa40" style:font-weight-asian="normal" style:font-weight-complex="normal"/>
    </style:style>
    <style:style style:name="T5" style:family="text">
      <style:text-properties style:font-name="Calibri" fo:font-weight="normal" officeooo:rsid="00188185" style:font-weight-asian="normal" style:font-weight-complex="normal"/>
    </style:style>
    <style:style style:name="T6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Calibri" fo:font-size="10pt" fo:font-weight="normal" officeooo:rsid="0016aa40" style:font-size-asian="10pt" style:font-weight-asian="normal" style:font-size-complex="10pt" style:font-weight-complex="normal"/>
    </style:style>
    <style:style style:name="T8" style:family="text">
      <style:text-properties style:font-name="Calibri" officeooo:rsid="0016aa40"/>
    </style:style>
    <style:style style:name="T9" style:family="text">
      <style:text-properties style:font-name="Calibri" fo:font-size="10.5pt" fo:font-weight="bold" officeooo:rsid="000feb81" style:font-size-asian="10.5pt" style:font-weight-asian="bold" style:font-size-complex="10.5pt" style:font-weight-complex="bold"/>
    </style:style>
    <style:style style:name="T10" style:family="text">
      <style:text-properties style:font-name="Calibri" fo:font-size="10.5pt" fo:font-weight="normal" officeooo:rsid="0009a87d" style:font-size-asian="10.5pt" style:font-weight-asian="normal" style:font-size-complex="10.5pt" style:font-weight-complex="normal"/>
    </style:style>
    <style:style style:name="T11" style:family="text">
      <style:text-properties style:font-name="Calibri" fo:font-size="10.5pt" style:font-size-asian="10.5pt" style:font-size-complex="10.5pt"/>
    </style:style>
    <style:style style:name="T12" style:family="text">
      <style:text-properties style:font-name="Calibri" fo:font-size="10.5pt" officeooo:rsid="0009a87d" style:font-size-asian="10.5pt" style:font-size-complex="10.5pt"/>
    </style:style>
    <style:style style:name="T13" style:family="text">
      <style:text-properties style:font-name="Calibri" fo:font-size="10.5pt" officeooo:rsid="001bb56e" style:font-size-asian="10.5pt" style:font-size-complex="10.5pt"/>
    </style:style>
    <style:style style:name="T14" style:family="text">
      <style:text-properties style:font-name="Calibri" officeooo:rsid="00188185"/>
    </style:style>
    <style:style style:name="T15" style:family="text">
      <style:text-properties style:font-name="Calibri" officeooo:rsid="001bb56e"/>
    </style:style>
    <style:style style:name="T16" style:family="text">
      <style:text-properties style:font-name="Calibri" officeooo:rsid="001d3e69"/>
    </style:style>
    <style:style style:name="T17" style:family="text">
      <style:text-properties officeooo:rsid="000feb81"/>
    </style:style>
    <style:style style:name="T18" style:family="text">
      <style:text-properties officeooo:rsid="0013bb0a"/>
    </style:style>
    <style:style style:name="T19" style:family="text">
      <style:text-properties officeooo:rsid="0014a3b1"/>
    </style:style>
    <style:style style:name="T20" style:family="text">
      <style:text-properties officeooo:rsid="0016aa4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da6c" style:font-weight-asian="normal" style:font-weight-complex="normal"/>
    </style:style>
    <style:style style:name="T23" style:family="text">
      <style:text-properties fo:font-weight="normal" officeooo:rsid="002073b7" style:font-weight-asian="normal" style:font-weight-complex="normal"/>
    </style:style>
    <style:style style:name="T24" style:family="text">
      <style:text-properties officeooo:rsid="00188185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officeooo:rsid="001ada6c"/>
    </style:style>
    <style:style style:name="T27" style:family="text">
      <style:text-properties officeooo:rsid="0023e8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28in" fo:text-indent="-0.25in" fo:margin-left="3.102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28in" fo:text-indent="-0.25in" fo:margin-left="3.102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35in" fo:text-indent="-0.25in" fo:margin-left="0.70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35in" fo:text-indent="-0.25in" fo:margin-left="0.95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35in" fo:text-indent="-0.25in" fo:margin-left="1.20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35in" fo:text-indent="-0.25in" fo:margin-left="1.45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35in" fo:text-indent="-0.25in" fo:margin-left="1.70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35in" fo:text-indent="-0.25in" fo:margin-left="1.95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35in" fo:text-indent="-0.25in" fo:margin-left="2.20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35in" fo:text-indent="-0.25in" fo:margin-left="2.45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35in" fo:text-indent="-0.25in" fo:margin-left="2.70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35in" fo:text-indent="-0.25in" fo:margin-left="2.953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ick Frichette</text:p>
      <text:p text:style-name="P3">Email: <text:span text:style-name="T19">nick@frichetten.com</text:span> Website: frichetten.<text:span text:style-name="T17">com</text:span></text:p>
      <text:p text:style-name="P13">GitHub: github.com/frichetten | LinkedIn: linkedin.com/in/nick-frichette/</text:p>
      <text:p text:style-name="P3"/>
      <text:p text:style-name="P6">Education <text:span text:style-name="T20">and Certifications</text:span></text:p>
      <text:p text:style-name="P10"><text:s text:c="8"/><text:span text:style-name="T25"><text:s/></text:span><text:span text:style-name="T11">Illinois State University<text:tab/><text:tab/><text:tab/><text:tab/><text:tab/> <text:s text:c="3"/><text:tab/><text:tab/> <text:s text:c="16"/>May 2017</text:span></text:p>
      <text:p text:style-name="P1"><text:span text:style-name="T2"><text:s text:c="8"/>Bachelor of Science, </text:span><text:span text:style-name="T1">Computer Science</text:span></text:p>
      <text:p text:style-name="P4"><text:s text:c="8"/>Cumulative GPA 3.<text:span text:style-name="T18">54</text:span>/4.00</text:p>
      <text:p text:style-name="P4"><text:s text:c="8"/>Major GPA 3.6<text:span text:style-name="T18">6</text:span>/4.00</text:p>
      <text:p text:style-name="P14"><text:tab/></text:p>
      <text:p text:style-name="P1"><text:span text:style-name="T3"><text:s text:c="8"/></text:span><text:span text:style-name="T14">GPEN </text:span><text:span text:style-name="T5">– GIAC Penetration Tester<text:tab/><text:tab/><text:tab/> <text:s text:c="9"/>November 2017 – November 2021 </text:span></text:p>
      <text:p text:style-name="P4"/>
      <text:p text:style-name="P23">Technical Skills</text:p>
      <text:list xml:id="list1779971360" text:style-name="L7">
        <text:list-item>
          <text:p text:style-name="P22">Professional experience with Python, PowerShell, JavaScript, Java, C/C++, Flask</text:p>
        </text:list-item>
        <text:list-item>
          <text:p text:style-name="P22">Exposure to MongoDB, Docker, Django, Node.js, Express.js</text:p>
        </text:list-item>
      </text:list>
      <text:p text:style-name="P4"/>
      <text:p text:style-name="P6">Professional Experience</text:p>
      <text:p text:style-name="P1"><text:span text:style-name="T1"><text:s text:c="7"/>State Farm Insurance: Security Analyst/Developer <text:s text:c="19"/></text:span><text:span text:style-name="T4">June 2017 </text:span><text:span text:style-name="T6">– Present</text:span></text:p>
      <text:list xml:id="list1190628083" text:style-name="L1">
        <text:list-item>
          <text:p text:style-name="P15">Discover<text:span text:style-name="T24">ed </text:span>and disclos<text:span text:style-name="T24">ed</text:span> a 0-Day vulnerability in a widely used vendor product</text:p>
        </text:list-item>
        <text:list-item>
          <text:p text:style-name="P15">Develop<text:span text:style-name="T24">ing</text:span> technologies used in Red Team Operations</text:p>
        </text:list-item>
        <text:list-item>
          <text:p text:style-name="P17">Performing penetration testing to identify vulnerabilities in the environment</text:p>
        </text:list-item>
        <text:list-item>
          <text:p text:style-name="P15">Creat<text:span text:style-name="T24">ing </text:span>prototype attack tools based on public POCs</text:p>
        </text:list-item>
        <text:list-item>
          <text:p text:style-name="P15">Mentored interns through the Internship Speech Program</text:p>
          <text:p text:style-name="P15"/>
        </text:list-item>
      </text:list>
      <text:p text:style-name="P2"><text:span text:style-name="T2"><text:s text:c="7"/></text:span><text:span text:style-name="T1"><text:s/>State Farm Insurance: Security Analyst/</text:span><text:span text:style-name="T8">Developer</text:span><text:span text:style-name="T1"> – Intern <text:s text:c="3"/></text:span><text:span text:style-name="T6">May 2016 – </text:span><text:span text:style-name="T7">June 2017</text:span></text:p>
      <text:list xml:id="list776406461" text:style-name="L2">
        <text:list-item>
          <text:p text:style-name="P16">Designed and implemented a system to detect false positive vulnerability scans </text:p>
        </text:list-item>
        <text:list-item>
          <text:p text:style-name="P16">Developed automation to save team member’s time</text:p>
        </text:list-item>
        <text:list-item>
          <text:p text:style-name="P16">Planned penetration test cases</text:p>
        </text:list-item>
        <text:list-item>
          <text:p text:style-name="P16">Created process documentation</text:p>
        </text:list-item>
      </text:list>
      <text:p text:style-name="P5"/>
      <text:p text:style-name="P7">Awards and Accomplishments</text:p>
      <text:p text:style-name="P7"><text:s text:c="4"/>2017 P0wn the Machine Winner</text:p>
      <text:p text:style-name="P7"><text:tab/><text:span text:style-name="T21">Was a first place winner of a yearly hacking competition. Placed first out of over 60 <text:tab/>professional Security Analysts. This year’s goal was to exfiltrate data without triggering <text:tab/>data loss prevention systems.</text:span></text:p>
      <text:p text:style-name="P7"><text:span text:style-name="T21"><text:s text:c="4"/></text:span><text:span text:style-name="T26">HackDay 2017 Winner</text:span></text:p>
      <text:p text:style-name="P7"><text:tab/><text:span text:style-name="T22">Was a winner of State Farm’s 2017 Hackathon. I developed a prototype that could <text:tab/>detect spear phishing emails using a Bayesian Classifier. The Machine Learning <text:tab/>algorithms accurately detected phishing 87% of the time.</text:span></text:p>
      <text:p text:style-name="P7"><text:span text:style-name="T22"><text:s text:c="4"/></text:span><text:span text:style-name="T26">Deans List (Multiple)</text:span></text:p>
      <text:p text:style-name="P7"><text:span text:style-name="T21"><text:tab/></text:span><text:span text:style-name="T22">Earned a spot on the Deans List multiple times after earning outstanding grades.</text:span></text:p>
      <text:p text:style-name="P5"/>
      <text:p text:style-name="P8">Open Source and Community Projects</text:p>
      <text:p text:style-name="P2"><text:span text:style-name="T1"><text:s text:c="7"/>Github, </text:span><text:span text:style-name="T15">Maintains/</text:span><text:span text:style-name="T16">Contributes to</text:span><text:span text:style-name="T15"> Open Source Projects</text:span></text:p>
      <text:list xml:id="list3749044560" text:style-name="L3">
        <text:list-item>
          <text:p text:style-name="P18">Specter: A prototype cryptocurrency to help people learn about Blockchain</text:p>
        </text:list-item>
        <text:list-item>
          <text:p text:style-name="P18">Personal Website: <text:span text:style-name="T27">Full </text:span>MEAN stack, <text:span text:style-name="T27">hosted on Digital Ocean</text:span></text:p>
        </text:list-item>
      </text:list>
      <text:p text:style-name="P11"><text:span text:style-name="T10"><text:s text:c="8"/></text:span><text:span text:style-name="T9">Blog</text:span><text:span text:style-name="T10"> </text:span></text:p>
      <text:list xml:id="list2439584535" text:style-name="L4">
        <text:list-item>
          <text:p text:style-name="P20">Frequently writes on a variety of topics related to programming and security</text:p>
        </text:list-item>
      </text:list>
      <text:p text:style-name="P12"><text:span text:style-name="T12"><text:s text:c="7"/></text:span><text:span text:style-name="T13">VulnHub</text:span></text:p>
      <text:list xml:id="list969889232" text:style-name="L5">
        <text:list-item>
          <text:p text:style-name="P19">Developed and submitted Bulldog 1, a vulnerable (on purpose) VM to teach about web application security. Was accepted and published on the VulnHub platform. I am also developing a sequ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2:16:41.501953854</meta:creation-date>
    <dc:date>2018-01-13T11:03:06.068124816</dc:date>
    <meta:editing-duration>PT41M34S</meta:editing-duration>
    <meta:editing-cycles>22</meta:editing-cycles>
    <meta:generator>LibreOffice/5.4.2.2$Linux_X86_64 LibreOffice_project/40m0$Build-2</meta:generator>
    <meta:document-statistic meta:table-count="0" meta:image-count="0" meta:object-count="0" meta:page-count="1" meta:paragraph-count="41" meta:word-count="326" meta:character-count="2420" meta:non-whitespace-character-count="1982"/>
  </office:meta>
</office:document-meta>
</file>